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automatic-styles>
    <style:style style:name="P1" style:family="paragraph" style:parent-style-name="Standard">
      <style:text-properties style:font-name="Tibetan Machine Uni" officeooo:rsid="0003fd77" officeooo:paragraph-rsid="0003fd77"/>
    </style:style>
    <style:style style:name="P2" style:family="paragraph" style:parent-style-name="Standard">
      <style:paragraph-properties fo:text-align="center" style:justify-single-word="false"/>
      <style:text-properties style:font-name="Tibetan Machine Uni" officeooo:rsid="0003fd77" officeooo:paragraph-rsid="0007c63c"/>
    </style:style>
    <style:style style:name="P3" style:family="paragraph" style:parent-style-name="Standard">
      <style:paragraph-properties fo:text-align="center" style:justify-single-word="false"/>
      <style:text-properties style:font-name="Tibetan Machine Uni" officeooo:rsid="0003fd77" officeooo:paragraph-rsid="0003fd77"/>
    </style:style>
    <style:style style:name="P4" style:family="paragraph" style:parent-style-name="Standard">
      <style:paragraph-properties fo:text-align="start" style:justify-single-word="false"/>
      <style:text-properties style:font-name="Tibetan Machine Uni" officeooo:rsid="0003fd77" officeooo:paragraph-rsid="0007c63c"/>
    </style:style>
    <style:style style:name="P5" style:family="paragraph" style:parent-style-name="Standard">
      <style:paragraph-properties fo:text-align="start" style:justify-single-word="false"/>
      <style:text-properties style:font-name="Tibetan Machine Uni" officeooo:rsid="0003fd77" officeooo:paragraph-rsid="0003fd77"/>
    </style:style>
    <style:style style:name="P6" style:family="paragraph" style:parent-style-name="Standard">
      <style:paragraph-properties fo:text-align="center" style:justify-single-word="false" fo:break-before="page"/>
      <style:text-properties style:font-name="Tibetan Machine Uni" fo:font-weight="bold" officeooo:rsid="0007c63c" officeooo:paragraph-rsid="0007c63c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betan Machine Uni" fo:font-weight="bold" officeooo:rsid="0007c63c" officeooo:paragraph-rsid="0007c63c" style:font-weight-asian="bold" style:font-weight-complex="bold"/>
    </style:style>
    <style:style style:name="P8" style:family="paragraph" style:parent-style-name="Standard">
      <style:text-properties style:font-name="Tibetan Machine Uni" fo:font-weight="bold" officeooo:rsid="0007c63c" officeooo:paragraph-rsid="0007c63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betan Machine Uni" fo:font-weight="bold" officeooo:rsid="00069e23" officeooo:paragraph-rsid="00069e23" style:font-weight-asian="bold" style:font-weight-complex="bold"/>
    </style:style>
    <style:style style:name="P10" style:family="paragraph" style:parent-style-name="Standard">
      <style:text-properties style:font-name="Tibetan Machine Uni" officeooo:rsid="00069e23" officeooo:paragraph-rsid="00069e23"/>
    </style:style>
    <style:style style:name="P11" style:family="paragraph" style:parent-style-name="Standard">
      <style:paragraph-properties fo:text-align="start" style:justify-single-word="false"/>
      <style:text-properties style:font-name="Tibetan Machine Uni" officeooo:rsid="00069e23" officeooo:paragraph-rsid="0007c63c"/>
    </style:style>
    <style:style style:name="P12" style:family="paragraph" style:parent-style-name="Standard">
      <style:text-properties style:font-name="Tibetan Machine Uni" officeooo:rsid="00069e23" officeooo:paragraph-rsid="0007c63c"/>
    </style:style>
    <style:style style:name="P13" style:family="paragraph" style:parent-style-name="Standard">
      <style:paragraph-properties fo:text-align="center" style:justify-single-word="false"/>
      <style:text-properties style:font-name="Tibetan Machine Uni" fo:font-size="14pt" fo:font-weight="bold" officeooo:rsid="0003fd77" officeooo:paragraph-rsid="0007c63c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07c63c"/>
    </style:style>
    <style:style style:name="T1" style:family="text">
      <style:text-properties officeooo:rsid="00041e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c63c"/>
    </style:style>
    <style:style style:name="T4" style:family="text">
      <style:text-properties style:font-name="Tibetan Machine Uni" officeooo:rsid="0007c63c"/>
    </style:style>
    <style:style style:name="T5" style:family="text">
      <style:text-properties style:font-name="Tibetan Machine Uni" officeooo:rsid="00069e23"/>
    </style:style>
    <style:style style:name="T6" style:family="text">
      <style:text-properties style:font-name="Tibetan Machine Uni" fo:font-weight="bold" officeooo:rsid="0007c63c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7c63c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das las clases que trabajan con ficheros están dentro del paquete <text:span text:style-name="T2">java.io</text:span> (por lo que hay que importarlo).</text:p>
      <text:p text:style-name="P1"/>
      <text:p text:style-name="P1">InputStreamReader </text:p>
      <text:p text:style-name="P1"/>
      <text:p text:style-name="P13">FileReader</text:p>
      <text:p text:style-name="P2"/>
      <text:p text:style-name="P4">Para leer archivos se utiliza esta clase. </text:p>
      <text:p text:style-name="P4">Su <text:span text:style-name="T2">constructor </text:span>recibe como parámetro un String </text:p>
      <text:p text:style-name="P5"/>
      <text:p text:style-name="P5"><text:tab/>FileReader (String nombreFichero.extension)</text:p>
      <text:p text:style-name="P5"/>
      <text:p text:style-name="P5">Si el archivo está fuera de la carpeta del proyecto, hay que poner su ruta <text:span text:style-name="T3">absoluta.</text:span></text:p>
      <text:p text:style-name="P5"/>
      <text:p text:style-name="P5"><text:span text:style-name="T2">IOException </text:span>→ es la excepción a controlar cuando se trabaja con ficheros.</text:p>
      <text:p text:style-name="P5"/>
      <text:p text:style-name="P3"><text:span text:style-name="T2">Métodos más importantes de la clase FileReader.</text:span></text:p>
      <text:p text:style-name="P3"><text:span text:style-name="T2"/></text:p>
      <text:p text:style-name="P5"><text:span text:style-name="T2">int read()</text:span> → Lee el fichero carácter a carácter. <text:span text:style-name="T1">Devuelve el valor unicode del carácter que ha leido. Cuando ya no hay más caracteres, devuelve -1.</text:span></text:p>
      <text:p text:style-name="P5"/>
      <text:p text:style-name="P5"><text:span text:style-name="T2">void close() </text:span>→ Cierra el fichero.</text:p>
      <text:p text:style-name="P1"/>
      <text:p text:style-name="P1"/>
      <text:p text:style-name="P6">BufferedReader</text:p>
      <text:p text:style-name="P7"/>
      <text:p text:style-name="P14"><text:span text:style-name="T5">Para leer archivos más rápido </text:span><text:span text:style-name="T4">se utiliza un Búffer.</text:span></text:p>
      <text:p text:style-name="P14"><text:span text:style-name="T4"/></text:p>
      <text:p text:style-name="P14"><text:span text:style-name="T4">Su </text:span><text:span text:style-name="T6">constructor</text:span><text:span text:style-name="T4"> recibe por parámetro un objeto FileReader.</text:span></text:p>
      <text:p text:style-name="P11"><text:tab/><text:tab/></text:p>
      <text:p text:style-name="P11"><text:tab/><text:tab/>BufferedReader (FileReader nombre).</text:p>
      <text:p text:style-name="P10"/>
      <text:p text:style-name="P10"/>
      <text:p text:style-name="P9">Métodos <text:span text:style-name="T3">más importantes </text:span>de BufferedReader.</text:p>
      <text:p text:style-name="P10"/>
      <text:p text:style-name="P12"><text:span text:style-name="T2">int read() </text:span>→ <text:span text:style-name="T3">Lee el fichero carácter a carácter. </text:span><text:span text:style-name="T1">Devuelve el valor unicode del carácter que ha leido. Cuando ya no hay más caracteres, devuelve -1.</text:span></text:p>
      <text:p text:style-name="P10"/>
      <text:p text:style-name="P10"><text:span text:style-name="T2">String readLine() </text:span><text:span text:style-name="T7">→ </text:span><text:span text:style-name="T8">Lee el fichero línea a línea. Devuelve cada línea en un String. Cuando ya no hay más líneas en el fichero, devuelve null.</text:span></text:p>
      <text:p text:style-name="P10"/>
      <text:p text:style-name="P8">void close() <text:span text:style-name="T7">→ cierra el búffer.</text:span></text:p>
      <text:p text:style-name="P8"><text:span text:style-name="T7"/></text:p>
      <text:p text:style-name="P8"><text:span text:style-name="T7"/></text:p>
      <text:p text:style-name="P7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betan Machine Uni" svg:font-family="'Tibetan Machine Uni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5:53:58.122002411</meta:creation-date>
    <dc:date>2024-04-22T15:17:12.956720409</dc:date>
    <meta:editing-duration>PT1H15M14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188" meta:character-count="1176" meta:non-whitespace-character-count="999"/>
  </office:meta>
</office:document-meta>
</file>